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A000003BD42E0816F.png" manifest:media-type="image/png"/>
  <manifest:file-entry manifest:full-path="Pictures/100002010000021A000003BD8F895EC6.png" manifest:media-type="image/png"/>
  <manifest:file-entry manifest:full-path="Pictures/100002010000021A000003BDA99E73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a98" officeooo:paragraph-rsid="001bda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Spicer</text:p>
      <text:p text:style-name="P1">I pledge my honor that I have abided by the Stevens Honor System</text:p>
      <text:p text:style-name="P1"><draw:frame draw:style-name="fr1" draw:name="Image1" text:anchor-type="paragraph" svg:width="4.4307in" svg:height="7.8811in" draw:z-index="0"><draw:image xlink:href="Pictures/100002010000021A000003BDA99E73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6043in" svg:height="9.9689in" draw:z-index="1"><draw:image xlink:href="Pictures/100002010000021A000003BD8F895EC6.png" xlink:type="simple" xlink:show="embed" xlink:actuate="onLoad"/></draw:frame><text:soft-page-break/></text:p>
      <text:p text:style-name="P1"><draw:frame draw:style-name="fr2" draw:name="Image3" text:anchor-type="paragraph" svg:width="5.6043in" svg:height="9.9689in" draw:z-index="2"><draw:image xlink:href="Pictures/100002010000021A000003BD42E0816F.png" xlink:type="simple" xlink:show="embed" xlink:actuate="onLoad"/></draw:frame><text:soft-page-break/>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3:01:24.953117501</meta:creation-date>
    <dc:date>2015-10-06T23:04:23.007938211</dc:date>
    <meta:editing-duration>PT3M2S</meta:editing-duration>
    <meta:editing-cycles>1</meta:editing-cycles>
    <meta:document-statistic meta:table-count="0" meta:image-count="3" meta:object-count="0" meta:page-count="4" meta:paragraph-count="3" meta:word-count="16" meta:character-count="76" meta:non-whitespace-character-count="63"/>
    <meta:generator>LibreOffice/4.4.2.2$Linux_X86_64 LibreOffice_project/40m0$Build-2</meta:generator>
  </office:meta>
</office:document-meta>
</file>